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36cm" fo:min-width="2.7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49cm" fo:min-width="5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cm" fo:min-width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48cm" fo:min-width="1.90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5cm" fo:min-width="4.9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2.533cm" fo:min-width="4.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6cm" svg:height="2.1cm" svg:x="7.3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cm" svg:y1="3.8cm" svg:x2="9.8cm" svg:y2="5.201cm" draw:start-shape="id1" draw:start-glue-point="8" draw:end-shape="id2" draw:end-glue-point="0" svg:d="M9600 3800l200 1401" svg:viewBox="0 0 201 1402">
          <text:p/>
        </draw:connector>
        <draw:custom-shape draw:style-name="gr3" draw:text-style-name="P2" xml:id="id2" draw:id="id2" draw:layer="layout" svg:width="5.8cm" svg:height="2.099cm" draw:transform="skewX (0.444535360482956) translate (6.9cm 5.201cm)">
          <text:p text:style-name="P1">Pobierz liczbę </text:p>
          <text:p text:style-name="P1">od użytkownika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4.1cm" svg:height="2.9cm" svg:x="6.9cm" svg:y="8.3cm">
          <text:p text:style-name="P1">Liczba&lt;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8.8cm" svg:y1="7.3cm" svg:x2="8.95cm" svg:y2="8.3cm" draw:start-shape="id2" draw:start-glue-point="2" draw:end-shape="id3" draw:end-glue-point="4" svg:d="M8800 7300l150 1000" svg:viewBox="0 0 151 1001">
          <text:p/>
        </draw:connector>
        <draw:connector draw:style-name="gr5" draw:text-style-name="P3" draw:layer="layout" svg:x1="11cm" svg:y1="9.75cm" svg:x2="12.2cm" svg:y2="6.25cm" draw:start-shape="id3" draw:start-glue-point="7" draw:end-shape="id2" draw:end-glue-point="1" svg:d="M11000 9750h2201v-3500h-1001" svg:viewBox="0 0 2202 3501">
          <text:p text:style-name="P1"><text:s text:c="17"/>Tak</text:p>
        </draw:connector>
        <draw:connector draw:style-name="gr5" draw:text-style-name="P3" draw:layer="layout" svg:x1="6.9cm" svg:y1="9.75cm" svg:x2="8.3cm" svg:y2="13.45cm" draw:start-shape="id3" draw:start-glue-point="5" draw:end-shape="id4" draw:end-glue-point="3" svg:d="M6900 9750h-501v3700h1901" svg:viewBox="0 0 1902 3701">
          <text:p text:style-name="P1">Nie</text:p>
        </draw:connector>
        <draw:connector draw:style-name="gr2" draw:text-style-name="P3" draw:layer="layout" draw:type="line" svg:x1="11cm" svg:y1="14.6cm" svg:x2="9.629cm" svg:y2="16.414cm" draw:start-shape="id4" draw:start-glue-point="2" draw:end-shape="id5" draw:end-glue-point="0" svg:d="M11000 14600l-1371 1814" svg:viewBox="0 0 1372 1815">
          <text:p/>
        </draw:connector>
        <draw:connector draw:style-name="gr2" draw:text-style-name="P3" draw:layer="layout" draw:type="line" svg:x1="12.192cm" svg:y1="17.791cm" svg:x2="14cm" svg:y2="18cm" draw:start-shape="id5" draw:start-glue-point="1" draw:end-shape="id6" draw:end-glue-point="6" svg:d="M12192 17791l1808 209" svg:viewBox="0 0 1809 210">
          <text:p/>
        </draw:connector>
        <draw:custom-shape draw:style-name="gr6" draw:text-style-name="P2" xml:id="id6" draw:id="id6" draw:layer="layout" svg:width="3.4cm" svg:height="2.4cm" svg:x="14cm" svg:y="16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5.4cm" svg:height="2.3cm" svg:x="8.3cm" svg:y="12.3cm">
          <text:p text:style-name="P1"><text:span text:style-name="T1">Znajdź elementy </text:span></text:p>
          <text:p text:style-name="P1"><text:span text:style-name="T1">ze zbioru</text:span></text:p>
          <text:p text:style-name="P1"><text:span text:style-name="T1"><text:s/></text:span><text:span text:style-name="T1">&lt;0, liczba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5.11cm" svg:height="2.783cm" draw:transform="rotate (0.00575958653158129) translate (7.074cm 16.429cm)">
          <text:p text:style-name="P5"><text:span text:style-name="T1">Wydrukuj kwadraty </text:span></text:p>
          <text:p text:style-name="P1"><text:span text:style-name="T1">liczb z podanego</text:span></text:p>
          <text:p text:style-name="P1"><text:span text:style-name="T1">przedział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2:00:42.730000000</meta:creation-date>
    <dc:date>2018-10-03T08:09:02.427393033</dc:date>
    <meta:editing-duration>PT5M26S</meta:editing-duration>
    <meta:editing-cycles>3</meta:editing-cycles>
    <meta:generator>LibreOffice/6.0.3.2$Linux_X86_64 LibreOffice_project/00m0$Build-2</meta:generator>
    <meta:document-statistic meta:object-count="12"/>
  </office:meta>
</office:document-meta>
</file>